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043a5"/>
    </style:style>
    <style:style style:name="T1" style:family="text">
      <style:text-properties officeooo:rsid="001d5d30"/>
    </style:style>
    <style:style style:name="T2" style:family="text">
      <style:text-properties officeooo:rsid="001f1741"/>
    </style:style>
    <style:style style:name="T3" style:family="text">
      <style:text-properties officeooo:rsid="001fa1f0"/>
    </style:style>
    <style:style style:name="T4" style:family="text">
      <style:text-properties officeooo:rsid="002043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On Saturday I watched Liverpool defeated Leeds 4 – 3 and then later in the day saw t</text:span>he Lakers closed out the Rockets <text:span text:style-name="T4">in the fifth and last game of the Western Conference Semifinals. On Sunday </text:span>Everton beat Tottenham <text:span text:style-name="T4">1 - 0</text:span>! <text:span text:style-name="T3">The Toffees’ goal came from</text:span><text:span text:style-name="T1"> a nice set-piece delivery from Lucas Digne met with typical aplomb by Dominic Calvert-Lewin, who is fearsome in the air and gave Lloris no chance. It was a good thing </text:span><text:span text:style-name="T3">Dom</text:span><text:span text:style-name="T1"> scored too since he’d been open in front of goal yet ignored by Richarlison, who stumbled as he fluffed the ball wide. </text:span><text:span text:style-name="T2">That was a difficult moment in the game, but it’s great to have Everton off in style. Now to books… </text:span>In Civil War Vol. 3 the Union forces have really turned the corner and the Confederacy is in full ebb-tide. Their soldiers are in tatters – their officer corps shot up. I'm enjoying reading about the Union forces charging through Georgia on Sherman's "march to the sea" to Savannah on the seaboard. Grant and Sherman really had a special friendship and supported each other in way that's actually quite touching. Here is a quote Foote has from Sherm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3T15:57:59.996669650</meta:creation-date>
    <dc:date>2020-09-13T17:31:54.116961513</dc:date>
    <meta:editing-duration>PT39M31S</meta:editing-duration>
    <meta:editing-cycles>5</meta:editing-cycles>
    <meta:generator>LibreOffice/6.4.5.2$Linux_X86_64 LibreOffice_project/40$Build-2</meta:generator>
    <meta:document-statistic meta:table-count="0" meta:image-count="0" meta:object-count="0" meta:page-count="1" meta:paragraph-count="1" meta:word-count="196" meta:character-count="1091" meta:non-whitespace-character-count="894"/>
  </office:meta>
</office:document-meta>
</file>